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9236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1.3732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text:p>
          </table:table-cell>
          <table:table-cell office:value-type="string" calcext:value-type="string">
            <text:p>پوئنٹنگ سمت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0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299in" draw:z-index="0" draw:style-name="gr2" svg:width="0.3327in" svg:height="0.2004in" svg:x="0.3276in" svg:y="0.244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075in" table:end-y="0.0512in" draw:z-index="1" draw:style-name="gr2" svg:width="0.1776in" svg:height="0.2004in" svg:x="0.5299in" svg:y="0.26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37in" table:end-y="0.2102in" draw:z-index="3" draw:style-name="gr2" svg:width="0.5134in" svg:height="0.2094in" svg:x="0.516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409in" draw:z-index="2" draw:style-name="gr2" svg:width="0.5169in" svg:height="0.2087in" svg:x="0.3067in" svg:y="0.243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713in" table:end-y="0.0469in" draw:z-index="5" draw:style-name="gr2" svg:width="0.5484in" svg:height="0.2091in" svg:x="0.515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827in" table:end-y="0.1776in" draw:z-index="7" draw:style-name="gr2" svg:width="0.1776in" svg:height="0.2087in" svg:x="0.4051in" svg:y="0.2799in">
              <text:p/>
              <draw:object xlink:href="./Object 8" xlink:type="simple" xlink:show="embed" xlink:actuate="onLoad"/>
              <draw:image xlink:href="./ObjectReplacements/Object 8" xlink:type="simple" xlink:show="embed" xlink:actuate="onLoad"/>
            </draw:frame>
            <draw:frame table:end-cell-address="symbols.D13" table:end-x="0.6043in" table:end-y="0.2094in" draw:z-index="9" draw:style-name="gr2" svg:width="0.1992in" svg:height="0.2087in" svg:x="0.405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768in" draw:z-index="8" draw:style-name="gr2" svg:width="0.1992in" svg:height="0.2091in" svg:x="0.2535in" svg:y="0.2791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7">00/00/0000</text:date>, <text:time style:data-style-name="N2" text:time-value="16:06:39.5403695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27T16:15:48.902897846</dc:date>
    <meta:editing-duration>P7DT16H14M28S</meta:editing-duration>
    <meta:editing-cycles>599</meta:editing-cycles>
    <meta:generator>LibreOffice/4.2.8.2$Linux_x86 LibreOffice_project/420m0$Build-2</meta:generator>
    <meta:document-statistic meta:table-count="2" meta:cell-count="166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